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20A1E16DA75ED13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modern" style:font-pitch="variable"/>
    <style:font-face style:name="Arial3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adornments="Regular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iryo UI" svg:font-family="'Meiryo UI'" style:font-family-generic="swiss" style:font-pitch="variable"/>
    <style:font-face style:name="Meiryo UI1" svg:font-family="'Meiryo UI'" style:font-adornments="Regular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1.40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812cm"/>
      <style:paragraph-properties style:writing-mode="lr-tb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484cm"/>
      <style:paragraph-properties style:writing-mode="lr-tb"/>
    </style:style>
    <style:style style:name="gr5" style:family="graphic" style:parent-style-name="objectwithoutfill">
      <style:graphic-properties draw:marker-end="Arrowheads_20_4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objectwithoutfill">
      <style:graphic-properties draw:marker-end="Arrowheads_20_8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2.75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42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214cm"/>
      <style:paragraph-properties style:writing-mode="lr-tb"/>
    </style:style>
    <style:style style:name="gr17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337cm"/>
      <style:paragraph-properties style:writing-mode="lr-tb"/>
    </style:style>
    <style:style style:name="gr19" style:family="graphic" style:parent-style-name="objectwithoutfill">
      <style:graphic-properties svg:stroke-color="#383d3c" draw:marker-start="Arrowheads_20_10" draw:marker-end="Arrowheads_20_10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637cm"/>
      <style:paragraph-properties style:writing-mode="lr-tb"/>
    </style:style>
    <style:style style:name="gr21" style:family="graphic" style:parent-style-name="objectwithoutfill">
      <style:graphic-properties svg:stroke-color="#355269" draw:marker-start="Arrowheads_20_10" draw:marker-end="Arrowheads_20_10" draw:marker-end-width="0.3cm" draw:fill="none" draw:textarea-vertical-align="middle"/>
    </style:style>
    <style:style style:name="gr22" style:family="graphic" style:parent-style-name="objectwithoutfill">
      <style:graphic-properties svg:stroke-color="#3465a4" draw:marker-start="Arrowheads_20_10" draw:marker-end="Arrowheads_20_10" draw:marker-end-width="0.3cm" draw:fill="none" draw:textarea-vertical-align="middle"/>
    </style:style>
    <style:style style:name="gr23" style:family="graphic" style:parent-style-name="objectwithoutfill">
      <style:graphic-properties svg:stroke-color="#5983b0" draw:marker-start="Arrowheads_20_10" draw:marker-end="Arrowheads_20_10" draw:marker-end-width="0.3cm" draw:fill="none" draw:textarea-vertical-align="middle"/>
    </style:style>
    <style:style style:name="gr24" style:family="graphic" style:parent-style-name="standard">
      <style:graphic-properties draw:stroke="none" svg:stroke-color="#ff8000" draw:fill="none" draw:fill-color="#ffffff" draw:textarea-horizontal-align="left" draw:auto-grow-height="true" draw:auto-grow-width="true" fo:min-height="0.407cm" fo:min-width="0.637cm"/>
      <style:paragraph-properties style:writing-mode="lr-tb"/>
    </style:style>
    <style:style style:name="gr25" style:family="graphic" style:parent-style-name="standard">
      <style:graphic-properties draw:stroke="none" svg:stroke-width="0.028cm" draw:marker-start-width="0.305cm" draw:marker-end-width="0.305cm" draw:fill-color="#5983b0" draw:textarea-horizontal-align="justify" draw:textarea-vertical-align="middle" draw:auto-grow-height="false" fo:min-height="0.766cm" fo:min-width="0.77cm" fo:padding-top="0.127cm" fo:padding-bottom="0.127cm" fo:padding-left="0.252cm" fo:padding-right="0.252cm"/>
    </style:style>
    <style:style style:name="gr26" style:family="graphic" style:parent-style-name="standard">
      <style:graphic-properties draw:stroke="none" svg:stroke-width="0.028cm" draw:marker-start-width="0.305cm" draw:marker-end-width="0.305cm" draw:fill-color="#3465a4" draw:textarea-horizontal-align="justify" draw:textarea-vertical-align="middle" draw:auto-grow-height="false" fo:min-height="0.762cm" fo:min-width="0.766cm" fo:padding-top="0.127cm" fo:padding-bottom="0.127cm" fo:padding-left="0.252cm" fo:padding-right="0.252cm"/>
    </style:style>
    <style:style style:name="gr27" style:family="graphic" style:parent-style-name="standard">
      <style:graphic-properties draw:stroke="none" svg:stroke-width="0.028cm" draw:marker-start-width="0.305cm" draw:marker-end-width="0.305cm" draw:fill-color="#355269" draw:textarea-horizontal-align="justify" draw:textarea-vertical-align="middle" draw:auto-grow-height="false" fo:min-height="0.762cm" fo:min-width="2.036cm" fo:padding-top="0.127cm" fo:padding-bottom="0.127cm" fo:padding-left="0.252cm" fo:padding-right="0.252cm"/>
    </style:style>
    <style:style style:name="gr28" style:family="graphic" style:parent-style-name="standard">
      <style:graphic-properties draw:stroke="none" svg:stroke-width="0.028cm" draw:marker-start-width="0.305cm" draw:marker-end-width="0.305cm" draw:fill-color="#383d3c" draw:textarea-horizontal-align="justify" draw:textarea-vertical-align="middle" draw:auto-grow-height="false" fo:min-height="0.762cm" fo:min-width="4.576cm" fo:padding-top="0.127cm" fo:padding-bottom="0.127cm" fo:padding-left="0.252cm" fo:padding-right="0.252cm"/>
    </style:style>
    <style:style style:name="gr29" style:family="graphic" style:parent-style-name="standard">
      <style:graphic-properties draw:stroke="none" svg:stroke-width="0.028cm" draw:marker-start-width="0.305cm" draw:marker-end-width="0.305cm" draw:fill-color="#5983b0" draw:textarea-horizontal-align="justify" draw:textarea-vertical-align="middle" draw:auto-grow-height="false" fo:min-height="0.762cm" fo:min-width="0.766cm" fo:padding-top="0.127cm" fo:padding-bottom="0.127cm" fo:padding-left="0.252cm" fo:padding-right="0.252cm"/>
    </style:style>
    <style:style style:name="gr30" style:family="graphic" style:parent-style-name="standard">
      <style:graphic-properties draw:stroke="none" draw:fill-color="#3faf46" draw:textarea-horizontal-align="justify" draw:textarea-vertical-align="middle" draw:auto-grow-height="false" fo:min-height="0.639cm" fo:min-width="7.12cm"/>
    </style:style>
    <style:style style:name="gr31" style:family="graphic" style:parent-style-name="standard">
      <style:graphic-properties draw:stroke="none" draw:fill-color="#127622" draw:textarea-horizontal-align="justify" draw:textarea-vertical-align="middle" draw:auto-grow-height="false" fo:min-height="0.639cm" fo:min-width="5.8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2.876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1.06cm"/>
      <style:paragraph-properties style:writing-mode="lr-tb"/>
    </style:style>
    <style:style style:name="gr35" style:family="graphic" style:parent-style-name="standard">
      <style:graphic-properties draw:stroke="none" draw:fill-color="#3faf46" draw:textarea-horizontal-align="justify" draw:textarea-vertical-align="middle" draw:auto-grow-height="false" fo:min-height="0.639cm" fo:min-width="12.2cm"/>
    </style:style>
    <style:style style:name="gr36" style:family="graphic" style:parent-style-name="standard">
      <style:graphic-properties draw:stroke="none" draw:fill-color="#127622" draw:textarea-horizontal-align="justify" draw:textarea-vertical-align="middle" draw:auto-grow-height="false" fo:min-height="0.639cm" fo:min-width="10.9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3.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7cm" fo:min-width="0.214cm"/>
      <style:paragraph-properties style:writing-mode="lr-tb"/>
    </style:style>
    <style:style style:name="gr39" style:family="graphic" style:parent-style-name="standard">
      <style:graphic-properties draw:stroke="none" draw:fill-color="#224b12" draw:textarea-horizontal-align="justify" draw:textarea-vertical-align="middle" draw:auto-grow-height="false" fo:min-height="0.639cm" fo:min-width="9.66cm"/>
    </style:style>
    <style:style style:name="gr40" style:family="graphic" style:parent-style-name="standard">
      <style:graphic-properties draw:stroke="none" draw:fill-color="#2e2706" draw:textarea-horizontal-align="justify" draw:textarea-vertical-align="middle" draw:auto-grow-height="false" fo:min-height="0.639cm" fo:min-width="7.12cm"/>
    </style:style>
    <style:style style:name="gr41" style:family="graphic" style:parent-style-name="standard">
      <style:graphic-properties draw:textarea-horizontal-align="justify" draw:textarea-vertical-align="middle" draw:auto-grow-height="false" fo:min-height="1.814cm" fo:min-width="6.985cm"/>
    </style:style>
    <style:style style:name="gr42" style:family="graphic" style:parent-style-name="standard">
      <style:graphic-properties draw:stroke="solid" svg:stroke-color="#069a2e" draw:fill="bitmap" draw:fill-color="#069a2e" draw:fill-image-name="_35__20_Percent" draw:opacity="100%" draw:textarea-horizontal-align="justify" draw:textarea-vertical-align="middle" draw:auto-grow-height="false" fo:min-height="0.258cm" fo:min-width="12.708cm"/>
    </style:style>
    <style:style style:name="gr43" style:family="graphic" style:parent-style-name="standard">
      <style:graphic-properties draw:stroke="none" draw:fill-color="#224b12" draw:textarea-horizontal-align="justify" draw:textarea-vertical-align="middle" draw:auto-grow-height="false" fo:min-height="0.258cm" fo:min-width="8.136cm"/>
    </style:style>
    <style:style style:name="gr44" style:family="graphic" style:parent-style-name="standard">
      <style:graphic-properties draw:stroke="solid" svg:stroke-color="#224b12" draw:fill="bitmap" draw:fill-color="#ffffff" draw:fill-image-name="_35__20_Percent" draw:textarea-horizontal-align="justify" draw:textarea-vertical-align="middle" draw:auto-grow-height="false" fo:min-height="0.258cm" fo:min-width="13.724cm"/>
    </style:style>
    <style:style style:name="gr45" style:family="graphic" style:parent-style-name="objectwithoutfill">
      <style:graphic-properties svg:stroke-color="#729fcf" draw:marker-start="Arrowheads_20_10" draw:marker-end="Arrowheads_20_10" draw:marker-end-width="0.3cm" draw:fill="none" draw:textarea-vertical-align="middle"/>
    </style:style>
    <style:style style:name="gr46" style:family="graphic" style:parent-style-name="standard">
      <style:graphic-properties draw:stroke="none" svg:stroke-color="#ff8000" draw:fill="none" draw:fill-color="#ffffff" draw:textarea-horizontal-align="left" draw:auto-grow-height="true" draw:auto-grow-width="true" fo:min-height="0.407cm" fo:min-width="0.214cm"/>
      <style:paragraph-properties style:writing-mode="lr-tb"/>
    </style:style>
    <style:style style:name="gr47" style:family="graphic" style:parent-style-name="standard">
      <style:graphic-properties draw:stroke="none" svg:stroke-width="0.028cm" draw:marker-start-width="0.305cm" draw:marker-end-width="0.305cm" draw:fill-color="#729fcf" draw:textarea-horizontal-align="justify" draw:textarea-vertical-align="middle" draw:auto-grow-height="false" fo:min-height="0.762cm" fo:min-width="2.035cm" fo:padding-top="0.127cm" fo:padding-bottom="0.127cm" fo:padding-left="0.252cm" fo:padding-right="0.252cm"/>
    </style:style>
    <style:style style:name="gr48" style:family="graphic" style:parent-style-name="standard">
      <style:graphic-properties draw:stroke="none" svg:stroke-width="0.028cm" draw:marker-start-width="0.305cm" draw:marker-end-width="0.305cm" draw:fill-color="#5983b0" draw:textarea-horizontal-align="justify" draw:textarea-vertical-align="middle" draw:auto-grow-height="false" fo:min-height="0.762cm" fo:min-width="2.036cm" fo:padding-top="0.127cm" fo:padding-bottom="0.127cm" fo:padding-left="0.252cm" fo:padding-right="0.252cm"/>
    </style:style>
    <style:style style:name="gr49" style:family="graphic" style:parent-style-name="standard">
      <style:graphic-properties draw:stroke="none" svg:stroke-width="0.028cm" draw:marker-start-width="0.305cm" draw:marker-end-width="0.305cm" draw:fill-color="#3465a4" draw:textarea-horizontal-align="justify" draw:textarea-vertical-align="middle" draw:auto-grow-height="false" fo:min-height="0.762cm" fo:min-width="2.036cm" fo:padding-top="0.127cm" fo:padding-bottom="0.127cm" fo:padding-left="0.252cm" fo:padding-right="0.252cm"/>
    </style:style>
    <style:style style:name="gr50" style:family="graphic" style:parent-style-name="standard">
      <style:graphic-properties draw:stroke="none" svg:stroke-width="0.028cm" draw:marker-start-width="0.305cm" draw:marker-end-width="0.305cm" draw:fill-color="#355269" draw:textarea-horizontal-align="justify" draw:textarea-vertical-align="middle" draw:auto-grow-height="false" fo:min-height="0.762cm" fo:min-width="2.037cm" fo:padding-top="0.127cm" fo:padding-bottom="0.127cm" fo:padding-left="0.252cm" fo:padding-right="0.252cm"/>
    </style:style>
    <style:style style:name="gr51" style:family="graphic" style:parent-style-name="standard">
      <style:graphic-properties draw:stroke="none" draw:fill-color="#77bc65" draw:textarea-horizontal-align="justify" draw:textarea-vertical-align="middle" draw:auto-grow-height="false" fo:min-height="0.765cm" fo:min-width="14.739cm"/>
    </style:style>
    <style:style style:name="gr52" style:family="graphic" style:parent-style-name="standard">
      <style:graphic-properties draw:stroke="none" draw:fill-color="#069a2e" draw:textarea-horizontal-align="justify" draw:textarea-vertical-align="middle" draw:auto-grow-height="false" fo:min-height="0.258cm" fo:min-width="12.2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3.511cm"/>
      <style:paragraph-properties style:writing-mode="lr-tb"/>
    </style:style>
    <style:style style:name="gr54" style:family="graphic" style:parent-style-name="standard">
      <style:graphic-properties draw:stroke="solid" svg:stroke-color="#127622" draw:fill="bitmap" draw:fill-color="#127622" draw:fill-image-name="_35__20_Percent" draw:textarea-horizontal-align="justify" draw:textarea-vertical-align="middle" draw:auto-grow-height="false" fo:min-height="0.258cm" fo:min-width="13.216cm"/>
    </style:style>
    <style:style style:name="gr55" style:family="graphic" style:parent-style-name="standard">
      <style:graphic-properties draw:stroke="solid" svg:stroke-color="#2e2706" draw:fill="bitmap" draw:fill-color="#ffffff" draw:fill-image-name="_35__20_Percent" draw:textarea-horizontal-align="justify" draw:textarea-vertical-align="middle" draw:auto-grow-height="false" fo:min-height="0.258cm" fo:min-width="14.232cm"/>
    </style:style>
    <style:style style:name="gr56" style:family="graphic" style:parent-style-name="standard">
      <style:graphic-properties draw:stroke="none" draw:fill-color="#127622" draw:textarea-horizontal-align="justify" draw:textarea-vertical-align="middle" draw:auto-grow-height="false" fo:min-height="0.258cm" fo:min-width="10.168cm"/>
    </style:style>
    <style:style style:name="gr57" style:family="graphic" style:parent-style-name="standard">
      <style:graphic-properties draw:stroke="none" draw:fill-color="#2e2706" draw:textarea-horizontal-align="justify" draw:textarea-vertical-align="middle" draw:auto-grow-height="false" fo:min-height="0.258cm" fo:min-width="6.104cm"/>
    </style:style>
    <style:style style:name="gr58" style:family="graphic" style:parent-style-name="standard">
      <style:graphic-properties draw:stroke="none" svg:stroke-width="0.028cm" draw:marker-start-width="0.305cm" draw:marker-end-width="0.305cm" draw:fill-color="#383d3c" draw:textarea-horizontal-align="justify" draw:textarea-vertical-align="middle" draw:auto-grow-height="false" fo:min-height="0.762cm" fo:min-width="2.037cm" fo:padding-top="0.127cm" fo:padding-bottom="0.127cm" fo:padding-left="0.252cm" fo:padding-right="0.252cm"/>
    </style:style>
    <style:style style:name="gr59" style:family="graphic" style:parent-style-name="standard">
      <style:graphic-properties draw:fill="none" draw:textarea-vertical-align="middle" draw:auto-grow-height="false" fo:min-height="1.918cm" fo:min-width="0cm" fo:wrap-option="wrap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5cm" fo:min-width="7.588cm"/>
      <style:paragraph-properties style:writing-mode="lr-tb"/>
    </style:style>
    <style:style style:name="gr61" style:family="graphic" style:parent-style-name="objectwithoutfill">
      <style:graphic-properties svg:stroke-width="0cm" draw:marker-start="Arrowheads_20_12" draw:marker-start-width="0.263cm" draw:marker-end="Arrowheads_20_12" draw:marker-end-width="0.263cm" draw:fill="none" draw:textarea-vertical-align="middle" fo:padding-top="0.113cm" fo:padding-bottom="0.113cm" fo:padding-left="0.238cm" fo:padding-right="0.238cm"/>
    </style:style>
    <style:style style:name="gr62" style:family="graphic" style:parent-style-name="standard">
      <style:graphic-properties draw:stroke="solid" svg:stroke-color="#666666" draw:fill="bitmap" draw:fill-color="#069a2e" draw:fill-image-name="_35__20_Percent" draw:opacity="100%" draw:textarea-horizontal-align="justify" draw:textarea-vertical-align="middle" draw:auto-grow-height="false" fo:min-height="0.258cm" fo:min-width="0.643cm"/>
    </style:style>
    <style:style style:name="gr63" style:family="graphic" style:parent-style-name="standard">
      <style:graphic-properties draw:stroke="none" draw:fill-color="#666666" draw:textarea-horizontal-align="justify" draw:textarea-vertical-align="middle" draw:auto-grow-height="false" fo:min-height="0.258cm" fo:min-width="0.643cm"/>
    </style:style>
    <style:style style:name="gr6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.639cm" fo:min-width="4.705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9cm" fo:min-width="5.014cm"/>
      <style:paragraph-properties style:writing-mode="lr-tb"/>
    </style:style>
    <style:style style:name="gr66" style:family="graphic" style:parent-style-name="objectwithoutfill">
      <style:graphic-properties svg:stroke-width="0.018cm" svg:stroke-color="#127622" draw:marker-start="Arrowheads_20_12" draw:marker-start-width="0.29cm" draw:marker-end="Arrowheads_20_12" draw:marker-end-width="0.29cm" draw:fill="none" draw:textarea-vertical-align="middle" fo:padding-top="0.122cm" fo:padding-bottom="0.122cm" fo:padding-left="0.247cm" fo:padding-right="0.247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171cm"/>
      <style:paragraph-properties style:writing-mode="lr-tb"/>
    </style:style>
    <style:style style:name="gr68" style:family="graphic" style:parent-style-name="objectwithoutfill">
      <style:graphic-properties svg:stroke-width="0.018cm" svg:stroke-color="#224b12" draw:marker-start="Arrowheads_20_12" draw:marker-start-width="0.29cm" draw:marker-end="Arrowheads_20_12" draw:marker-end-width="0.29cm" draw:fill="none" draw:textarea-vertical-align="middle" fo:padding-top="0.122cm" fo:padding-bottom="0.122cm" fo:padding-left="0.247cm" fo:padding-right="0.247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341cm"/>
      <style:paragraph-properties style:writing-mode="lr-tb"/>
    </style:style>
    <style:style style:name="gr70" style:family="graphic" style:parent-style-name="objectwithoutfill">
      <style:graphic-properties svg:stroke-width="0.018cm" svg:stroke-color="#2e2706" draw:marker-start="Arrowheads_20_12" draw:marker-start-width="0.29cm" draw:marker-end="Arrowheads_20_12" draw:marker-end-width="0.29cm" draw:fill="none" draw:textarea-vertical-align="middle" fo:padding-top="0.122cm" fo:padding-bottom="0.122cm" fo:padding-left="0.247cm" fo:padding-right="0.247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25cm"/>
      <style:paragraph-properties style:writing-mode="lr-tb"/>
    </style:style>
    <style:style style:name="gr72" style:family="graphic" style:parent-style-name="standard">
      <style:graphic-properties draw:stroke="none" svg:stroke-width="0.028cm" draw:marker-start-width="0.305cm" draw:marker-end-width="0.305cm" draw:fill-color="#729fcf" draw:textarea-horizontal-align="justify" draw:textarea-vertical-align="middle" draw:auto-grow-height="false" fo:min-height="0.762cm" fo:min-width="4.576cm" fo:padding-top="0.127cm" fo:padding-bottom="0.127cm" fo:padding-left="0.252cm" fo:padding-right="0.252cm"/>
    </style:style>
    <style:style style:name="gr73" style:family="graphic" style:parent-style-name="standard">
      <style:graphic-properties draw:fill="none" draw:textarea-vertical-align="middle" draw:auto-grow-height="false" fo:min-height="4.326cm" fo:min-width="0cm" fo:wrap-option="wrap"/>
    </style:style>
    <style:style style:name="gr74" style:family="graphic" style:parent-style-name="standard">
      <style:graphic-properties draw:fill="none" draw:textarea-vertical-align="middle" draw:auto-grow-height="false" fo:min-height="6.732cm" fo:min-width="0cm" fo:wrap-option="wrap"/>
    </style:style>
    <style:style style:name="P1" style:family="paragraph">
      <style:paragraph-properties fo:text-align="center" style:writing-mode="lr-tb"/>
      <style:text-properties style:font-name="Go Mono2" fo:font-size="10pt"/>
    </style:style>
    <style:style style:name="P2" style:family="paragraph">
      <loext:graphic-properties draw:fill="none" draw:fill-color="#ffffff"/>
      <style:paragraph-properties style:writing-mode="lr-tb"/>
      <style:text-properties style:font-name="Go Mono2" fo:font-size="10pt"/>
    </style:style>
    <style:style style:name="P3" style:family="paragraph">
      <loext:graphic-properties draw:fill="none"/>
      <style:paragraph-properties fo:text-align="center"/>
      <style:text-properties style:font-name="Go Mono2" fo:font-size="10pt"/>
    </style:style>
    <style:style style:name="P4" style:family="paragraph">
      <style:paragraph-properties fo:text-align="center"/>
      <style:text-properties style:font-name="Go Mono2" fo:font-size="10pt"/>
    </style:style>
    <style:style style:name="P5" style:family="paragraph">
      <loext:graphic-properties draw:fill-color="#000000"/>
      <style:paragraph-properties fo:text-align="center"/>
      <style:text-properties style:font-name="Go Mono2" fo:font-size="10pt"/>
    </style:style>
    <style:style style:name="P6" style:family="paragraph">
      <loext:graphic-properties draw:fill="none" draw:fill-color="#ffffff"/>
      <style:paragraph-properties style:writing-mode="lr-tb"/>
      <style:text-properties fo:color="#3465a4" loext:opacity="100%" style:font-name="Go Mono2" fo:font-size="10pt"/>
    </style:style>
    <style:style style:name="P7" style:family="paragraph">
      <loext:graphic-properties draw:fill="none" draw:fill-color="#ffffff"/>
      <style:paragraph-properties style:writing-mode="lr-tb"/>
      <style:text-properties fo:color="#5983b0" loext:opacity="100%" style:font-name="Go Mono2" fo:font-size="10pt"/>
    </style:style>
    <style:style style:name="P8" style:family="paragraph">
      <loext:graphic-properties draw:fill="none" draw:fill-color="#ffffff"/>
      <style:paragraph-properties style:writing-mode="lr-tb"/>
      <style:text-properties fo:color="#355269" loext:opacity="100%" style:font-name="Go Mono2" fo:font-size="10pt"/>
    </style:style>
    <style:style style:name="P9" style:family="paragraph">
      <loext:graphic-properties draw:fill="none" draw:fill-color="#ffffff"/>
      <style:paragraph-properties style:writing-mode="lr-tb"/>
      <style:text-properties fo:color="#383d3c" loext:opacity="100%" style:font-name="Go Mono2" fo:font-size="10pt"/>
    </style:style>
    <style:style style:name="P10" style:family="paragraph">
      <loext:graphic-properties draw:fill="none"/>
      <style:paragraph-properties fo:text-align="center"/>
      <style:text-properties fo:color="#5983b0" loext:opacity="100%" style:font-name="Go Mono2" fo:font-size="10pt"/>
    </style:style>
    <style:style style:name="P11" style:family="paragraph">
      <loext:graphic-properties draw:fill-color="#5983b0"/>
      <style:paragraph-properties fo:text-align="center"/>
    </style:style>
    <style:style style:name="P12" style:family="paragraph">
      <loext:graphic-properties draw:fill-color="#3465a4"/>
      <style:paragraph-properties fo:text-align="center"/>
    </style:style>
    <style:style style:name="P13" style:family="paragraph">
      <loext:graphic-properties draw:fill-color="#355269"/>
      <style:paragraph-properties fo:text-align="center"/>
    </style:style>
    <style:style style:name="P14" style:family="paragraph">
      <loext:graphic-properties draw:fill-color="#383d3c"/>
      <style:paragraph-properties fo:text-align="center"/>
    </style:style>
    <style:style style:name="P15" style:family="paragraph">
      <loext:graphic-properties draw:fill-color="#3faf46"/>
      <style:paragraph-properties fo:text-align="center"/>
    </style:style>
    <style:style style:name="P16" style:family="paragraph">
      <loext:graphic-properties draw:fill-color="#127622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color="#069a2e" loext:opacity="100%" style:font-name="Go Mono2" fo:font-size="10pt"/>
    </style:style>
    <style:style style:name="P18" style:family="paragraph">
      <loext:graphic-properties draw:fill="none" draw:fill-color="#ffffff"/>
      <style:paragraph-properties style:writing-mode="lr-tb"/>
      <style:text-properties fo:color="#127622" loext:opacity="100%" style:font-name="Go Mono2" fo:font-size="10pt"/>
    </style:style>
    <style:style style:name="P19" style:family="paragraph">
      <loext:graphic-properties draw:fill="none" draw:fill-color="#ffffff"/>
      <style:paragraph-properties style:writing-mode="lr-tb"/>
      <style:text-properties fo:color="#224b12" loext:opacity="100%" style:font-name="Go Mono2" fo:font-size="10pt"/>
    </style:style>
    <style:style style:name="P20" style:family="paragraph">
      <loext:graphic-properties draw:fill="none" draw:fill-color="#ffffff"/>
      <style:paragraph-properties style:writing-mode="lr-tb"/>
      <style:text-properties fo:color="#000000" loext:opacity="100%" style:font-name="Go Mono2" fo:font-size="10pt"/>
    </style:style>
    <style:style style:name="P21" style:family="paragraph">
      <loext:graphic-properties draw:fill-color="#224b12"/>
      <style:paragraph-properties fo:text-align="center"/>
    </style:style>
    <style:style style:name="P22" style:family="paragraph">
      <loext:graphic-properties draw:fill-color="#2e2706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fo:color="#2e2706" loext:opacity="100%" style:font-name="Go Mono2" fo:font-size="10pt"/>
    </style:style>
    <style:style style:name="P24" style:family="paragraph">
      <style:paragraph-properties fo:text-align="center"/>
    </style:style>
    <style:style style:name="P25" style:family="paragraph">
      <loext:graphic-properties draw:fill="bitmap" draw:fill-color="#069a2e" draw:fill-image-name="_35__20_Percent" draw:opacity="100%"/>
      <style:paragraph-properties fo:text-align="center"/>
    </style:style>
    <style:style style:name="P26" style:family="paragraph">
      <loext:graphic-properties draw:fill="bitmap" draw:fill-color="#ffffff" draw:fill-image-name="_35__20_Percent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729fcf" loext:opacity="100%" style:font-name="Go Mono2" fo:font-size="10pt"/>
    </style:style>
    <style:style style:name="P28" style:family="paragraph">
      <loext:graphic-properties draw:fill="none"/>
      <style:paragraph-properties fo:text-align="center"/>
      <style:text-properties fo:color="#355269" loext:opacity="100%" style:font-name="Go Mono2" fo:font-size="10pt"/>
    </style:style>
    <style:style style:name="P29" style:family="paragraph">
      <loext:graphic-properties draw:fill-color="#729fcf"/>
      <style:paragraph-properties fo:text-align="center"/>
    </style:style>
    <style:style style:name="P30" style:family="paragraph">
      <loext:graphic-properties draw:fill-color="#355269"/>
      <style:paragraph-properties fo:text-align="center"/>
      <style:text-properties fo:color="#355269" loext:opacity="100%"/>
    </style:style>
    <style:style style:name="P31" style:family="paragraph">
      <loext:graphic-properties draw:fill-color="#77bc65"/>
      <style:paragraph-properties fo:text-align="center"/>
    </style:style>
    <style:style style:name="P32" style:family="paragraph">
      <loext:graphic-properties draw:fill-color="#069a2e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3faf46" loext:opacity="100%" style:font-name="Go Mono2" fo:font-size="10pt"/>
    </style:style>
    <style:style style:name="P34" style:family="paragraph">
      <loext:graphic-properties draw:fill="bitmap" draw:fill-color="#127622" draw:fill-image-name="_35__20_Percent"/>
      <style:paragraph-properties fo:text-align="center"/>
    </style:style>
    <style:style style:name="P35" style:family="paragraph">
      <loext:graphic-properties draw:fill="none"/>
      <style:paragraph-properties fo:text-align="center"/>
    </style:style>
    <style:style style:name="P36" style:family="paragraph">
      <loext:graphic-properties draw:fill="none" draw:fill-color="#ffffff"/>
      <style:paragraph-properties style:writing-mode="lr-tb"/>
      <style:text-properties style:font-name="Meiryo UI" style:font-name-asian="Meiryo UI"/>
    </style:style>
    <style:style style:name="P37" style:family="paragraph">
      <loext:graphic-properties draw:fill-color="#666666"/>
      <style:paragraph-properties fo:text-align="center"/>
    </style:style>
    <style:style style:name="P38" style:family="paragraph">
      <style:paragraph-properties fo:margin-left="0cm" fo:margin-right="0cm" fo:margin-top="0cm" fo:margin-bottom="0cm" fo:line-height="100%" fo:text-indent="0cm">
        <style:tab-stops/>
      </style:paragraph-properties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style:font-name="Meiryo UI" style:font-name-asian="Meiryo UI"/>
    </style:style>
    <style:style style:name="P40" style:family="paragraph">
      <loext:graphic-properties draw:fill="none" draw:fill-color="#ffffff"/>
      <style:paragraph-properties style:writing-mode="lr-tb"/>
      <style:text-properties fo:color="#127622" loext:opacity="100%" style:font-name="Go Mono2" fo:font-size="8pt" style:font-size-asian="8pt" style:font-size-complex="8pt"/>
    </style:style>
    <style:style style:name="P41" style:family="paragraph">
      <loext:graphic-properties draw:fill="none" draw:fill-color="#ffffff"/>
      <style:paragraph-properties style:writing-mode="lr-tb"/>
      <style:text-properties fo:color="#224b12" loext:opacity="100%" style:font-name="Go Mono2" fo:font-size="8pt" style:font-size-asian="8pt" style:font-size-complex="8pt"/>
    </style:style>
    <style:style style:name="P42" style:family="paragraph">
      <loext:graphic-properties draw:fill="none" draw:fill-color="#ffffff"/>
      <style:paragraph-properties style:writing-mode="lr-tb"/>
      <style:text-properties fo:color="#2e2706" loext:opacity="100%" style:font-name="Go Mono2" fo:font-size="8pt" style:font-size-asian="8pt" style:font-size-complex="8pt"/>
    </style:style>
    <style:style style:name="T1" style:family="text">
      <style:text-properties style:font-name="Go Mono2" fo:font-size="10pt"/>
    </style:style>
    <style:style style:name="T2" style:family="text">
      <style:text-properties fo:color="#3465a4" loext:opacity="100%" style:font-name="Go Mono2" fo:font-size="10pt"/>
    </style:style>
    <style:style style:name="T3" style:family="text">
      <style:text-properties fo:color="#3465a4" loext:opacity="100%" style:text-position="-8% 58%" style:font-name="Go Mono2" fo:font-size="10pt"/>
    </style:style>
    <style:style style:name="T4" style:family="text">
      <style:text-properties fo:color="#5983b0" loext:opacity="100%" style:font-name="Go Mono2" fo:font-size="10pt"/>
    </style:style>
    <style:style style:name="T5" style:family="text">
      <style:text-properties fo:color="#5983b0" loext:opacity="100%" style:text-position="-8% 58%" style:font-name="Go Mono2" fo:font-size="10pt"/>
    </style:style>
    <style:style style:name="T6" style:family="text">
      <style:text-properties fo:color="#355269" loext:opacity="100%" style:font-name="Go Mono2" fo:font-size="10pt"/>
    </style:style>
    <style:style style:name="T7" style:family="text">
      <style:text-properties fo:color="#355269" loext:opacity="100%" style:text-position="-8% 58%" style:font-name="Go Mono2" fo:font-size="10pt"/>
    </style:style>
    <style:style style:name="T8" style:family="text">
      <style:text-properties fo:color="#383d3c" loext:opacity="100%" style:font-name="Go Mono2" fo:font-size="10pt"/>
    </style:style>
    <style:style style:name="T9" style:family="text">
      <style:text-properties fo:color="#383d3c" loext:opacity="100%" style:text-position="-8% 58%" style:font-name="Go Mono2" fo:font-size="10pt"/>
    </style:style>
    <style:style style:name="T10" style:family="text">
      <style:text-properties fo:color="#069a2e" loext:opacity="100%" style:font-name="Go Mono2" fo:font-size="10pt"/>
    </style:style>
    <style:style style:name="T11" style:family="text">
      <style:text-properties fo:color="#069a2e" loext:opacity="100%" style:text-position="-8% 58%" style:font-name="Go Mono2" fo:font-size="10pt"/>
    </style:style>
    <style:style style:name="T12" style:family="text">
      <style:text-properties fo:color="#069a2e" loext:opacity="100%" style:text-position="0% 100%" style:font-name="Go Mono2" fo:font-size="10pt"/>
    </style:style>
    <style:style style:name="T13" style:family="text">
      <style:text-properties fo:color="#127622" loext:opacity="100%" style:font-name="Go Mono2" fo:font-size="10pt"/>
    </style:style>
    <style:style style:name="T14" style:family="text">
      <style:text-properties fo:color="#127622" loext:opacity="100%" style:text-position="-8% 58%" style:font-name="Go Mono2" fo:font-size="10pt"/>
    </style:style>
    <style:style style:name="T15" style:family="text">
      <style:text-properties fo:color="#127622" loext:opacity="100%" style:text-position="0% 100%" style:font-name="Go Mono2" fo:font-size="10pt"/>
    </style:style>
    <style:style style:name="T16" style:family="text">
      <style:text-properties fo:color="#224b12" loext:opacity="100%" style:font-name="Go Mono2" fo:font-size="10pt"/>
    </style:style>
    <style:style style:name="T17" style:family="text">
      <style:text-properties fo:color="#000000" loext:opacity="100%" style:font-name="Go Mono2" fo:font-size="10pt"/>
    </style:style>
    <style:style style:name="T18" style:family="text">
      <style:text-properties fo:color="#224b12" loext:opacity="100%" style:text-position="-8% 58%" style:font-name="Go Mono2" fo:font-size="10pt"/>
    </style:style>
    <style:style style:name="T19" style:family="text">
      <style:text-properties fo:color="#224b12" loext:opacity="100%" style:text-position="0% 100%" style:font-name="Go Mono2" fo:font-size="10pt"/>
    </style:style>
    <style:style style:name="T20" style:family="text">
      <style:text-properties fo:color="#2e2706" loext:opacity="100%" style:font-name="Go Mono2" fo:font-size="10pt"/>
    </style:style>
    <style:style style:name="T21" style:family="text">
      <style:text-properties fo:color="#2e2706" loext:opacity="100%" style:text-position="-8% 58%" style:font-name="Go Mono2" fo:font-size="10pt"/>
    </style:style>
    <style:style style:name="T22" style:family="text">
      <style:text-properties fo:color="#2e2706" loext:opacity="100%" style:text-position="0% 100%" style:font-name="Go Mono2" fo:font-size="10pt"/>
    </style:style>
    <style:style style:name="T23" style:family="text">
      <style:text-properties fo:color="#729fcf" loext:opacity="100%" style:font-name="Go Mono2" fo:font-size="10pt"/>
    </style:style>
    <style:style style:name="T24" style:family="text">
      <style:text-properties fo:color="#729fcf" loext:opacity="100%" style:text-position="-8% 58%" style:font-name="Go Mono2" fo:font-size="10pt"/>
    </style:style>
    <style:style style:name="T25" style:family="text">
      <style:text-properties fo:color="#3faf46" loext:opacity="100%" style:font-name="Go Mono2" fo:font-size="10pt"/>
    </style:style>
    <style:style style:name="T26" style:family="text">
      <style:text-properties fo:color="#3faf46" loext:opacity="100%" style:text-position="-8% 58%" style:font-name="Go Mono2" fo:font-size="10pt"/>
    </style:style>
    <style:style style:name="T27" style:family="text">
      <style:text-properties fo:color="#3faf46" loext:opacity="100%" style:text-position="0% 100%" style:font-name="Go Mono2" fo:font-size="10pt"/>
    </style:style>
    <style:style style:name="T28" style:family="text">
      <style:text-properties style:font-name="Meiryo UI" style:font-name-asian="Meiryo UI"/>
    </style:style>
    <style:style style:name="T29" style:family="text">
      <style:text-properties fo:color="#127622" loext:opacity="100%" style:font-name="Go Mono2" fo:font-size="8pt" style:font-size-asian="8pt" style:font-size-complex="8pt"/>
    </style:style>
    <style:style style:name="T30" style:family="text">
      <style:text-properties fo:color="#224b12" loext:opacity="100%" style:font-name="Go Mono2" fo:font-size="8pt" style:font-size-asian="8pt" style:font-size-complex="8pt"/>
    </style:style>
    <style:style style:name="T31" style:family="text">
      <style:text-properties fo:color="#2e2706" loext:opacity="100%" style:font-name="Go Mono2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5cm" svg:height="1.016cm" svg:x="7.604cm" svg:y="3.667cm"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2cm" svg:height="0.657cm" svg:x="2.014cm" svg:y="3.794cm">
          <draw:text-box>
            <text:p><text:span text:style-name="T1">FIR with 0-padding</text:span></text:p>
          </draw:text-box>
        </draw:frame>
        <draw:line draw:style-name="gr3" draw:text-style-name="P3" draw:layer="layout" svg:x1="6.334cm" svg:y1="4.175cm" svg:x2="7.604cm" svg:y2="4.175cm">
          <text:p/>
        </draw:line>
        <draw:frame draw:style-name="gr4" draw:text-style-name="P2" draw:layer="layout" svg:width="1.984cm" svg:height="0.657cm" svg:x="4.342cm" svg:y="5.736cm">
          <draw:text-box>
            <text:p><text:span text:style-name="T1">Block 0</text:span></text:p>
          </draw:text-box>
        </draw:frame>
        <draw:custom-shape draw:style-name="gr1" draw:text-style-name="P1" draw:layer="layout" svg:width="1.905cm" svg:height="1.016cm" svg:x="7.604cm" svg:y="5.572cm"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334cm" svg:y1="6.08cm" svg:x2="7.604cm" svg:y2="6.08cm">
          <text:p/>
        </draw:line>
        <draw:g>
          <draw:custom-shape draw:style-name="gr6" draw:text-style-name="P4" draw:layer="layout" svg:width="0.762cm" svg:height="0.762cm" svg:x="11.414cm" svg:y="5.6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1.668cm" svg:y1="5.953cm" svg:x2="11.922cm" svg:y2="6.207cm">
            <text:p/>
          </draw:line>
          <draw:line draw:style-name="gr7" draw:text-style-name="P3" draw:layer="layout" svg:x1="11.922cm" svg:y1="5.953cm" svg:x2="11.668cm" svg:y2="6.207cm">
            <text:p/>
          </draw:line>
        </draw:g>
        <draw:line draw:style-name="gr7" draw:text-style-name="P3" draw:layer="layout" svg:x1="9.509cm" svg:y1="4.175cm" svg:x2="10.525cm" svg:y2="4.175cm">
          <text:p/>
        </draw:line>
        <draw:line draw:style-name="gr8" draw:text-style-name="P3" draw:layer="layout" svg:x1="11.795cm" svg:y1="5.064cm" svg:x2="11.795cm" svg:y2="5.699cm">
          <text:p/>
        </draw:line>
        <draw:line draw:style-name="gr9" draw:text-style-name="P3" draw:layer="layout" svg:x1="9.509cm" svg:y1="6.08cm" svg:x2="11.414cm" svg:y2="6.08cm">
          <text:p/>
        </draw:line>
        <draw:custom-shape draw:style-name="gr10" draw:text-style-name="P5" draw:layer="layout" svg:width="0.254cm" svg:height="0.254cm" svg:x="10.398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5cm" svg:height="1.016cm" svg:x="7.604cm" svg:y="7.477cm">
          <text:p text:style-name="P1"><text:span text:style-name="T1">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334cm" svg:y1="7.985cm" svg:x2="7.604cm" svg:y2="7.985cm">
          <text:p/>
        </draw:line>
        <draw:g>
          <draw:custom-shape draw:style-name="gr6" draw:text-style-name="P4" draw:layer="layout" svg:width="0.762cm" svg:height="0.762cm" svg:x="11.414cm" svg:y="7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1.668cm" svg:y1="7.858cm" svg:x2="11.922cm" svg:y2="8.112cm">
            <text:p/>
          </draw:line>
          <draw:line draw:style-name="gr7" draw:text-style-name="P3" draw:layer="layout" svg:x1="11.922cm" svg:y1="7.858cm" svg:x2="11.668cm" svg:y2="8.112cm">
            <text:p/>
          </draw:line>
        </draw:g>
        <draw:line draw:style-name="gr9" draw:text-style-name="P3" draw:layer="layout" svg:x1="9.509cm" svg:y1="7.985cm" svg:x2="11.414cm" svg:y2="7.985cm">
          <text:p/>
        </draw:line>
        <draw:custom-shape draw:style-name="gr10" draw:text-style-name="P5" draw:layer="layout" svg:width="0.254cm" svg:height="0.254cm" svg:x="10.398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10.525cm" svg:y1="4.175cm" svg:x2="10.525cm" svg:y2="8.747cm">
          <text:p/>
        </draw:line>
        <draw:line draw:style-name="gr7" draw:text-style-name="P3" draw:layer="layout" svg:x1="10.525cm" svg:y1="5.064cm" svg:x2="11.795cm" svg:y2="5.064cm">
          <text:p/>
        </draw:line>
        <draw:line draw:style-name="gr7" draw:text-style-name="P3" draw:layer="layout" svg:x1="10.525cm" svg:y1="6.969cm" svg:x2="11.795cm" svg:y2="6.969cm">
          <text:p/>
        </draw:line>
        <draw:line draw:style-name="gr11" draw:text-style-name="P3" draw:layer="layout" svg:x1="11.795cm" svg:y1="6.969cm" svg:x2="11.795cm" svg:y2="7.604cm">
          <text:p/>
        </draw:line>
        <draw:frame draw:style-name="gr4" draw:text-style-name="P2" draw:layer="layout" svg:width="1.984cm" svg:height="0.657cm" svg:x="4.342cm" svg:y="7.604cm">
          <draw:text-box>
            <text:p><text:span text:style-name="T1">Block 1</text:span></text:p>
          </draw:text-box>
        </draw:frame>
        <draw:custom-shape draw:style-name="gr1" draw:text-style-name="P1" draw:layer="layout" svg:width="1.905cm" svg:height="1.016cm" svg:x="13.319cm" svg:y="5.572cm">
          <text:p text:style-name="P1"><text:span text:style-name="T1">I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2.176cm" svg:y1="6.08cm" svg:x2="13.319cm" svg:y2="6.08cm">
          <text:p/>
        </draw:line>
        <draw:custom-shape draw:style-name="gr1" draw:text-style-name="P1" draw:layer="layout" svg:width="1.905cm" svg:height="1.016cm" svg:x="13.319cm" svg:y="7.477cm">
          <text:p text:style-name="P1"><text:span text:style-name="T1">IFF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2.176cm" svg:y1="7.985cm" svg:x2="13.319cm" svg:y2="7.985cm">
          <text:p/>
        </draw:line>
        <draw:line draw:style-name="gr5" draw:text-style-name="P3" draw:layer="layout" svg:x1="15.224cm" svg:y1="6.08cm" svg:x2="16.24cm" svg:y2="6.08cm">
          <text:p/>
        </draw:line>
        <draw:line draw:style-name="gr5" draw:text-style-name="P3" draw:layer="layout" svg:x1="15.224cm" svg:y1="7.985cm" svg:x2="16.24cm" svg:y2="7.985cm">
          <text:p/>
        </draw:line>
        <draw:frame draw:style-name="gr13" draw:text-style-name="P2" draw:layer="layout" svg:width="3.254cm" svg:height="0.657cm" svg:x="16.25cm" svg:y="5.736cm">
          <draw:text-box>
            <text:p><text:span text:style-name="T1">FIR * Block 0</text:span></text:p>
          </draw:text-box>
        </draw:frame>
        <draw:frame draw:style-name="gr13" draw:text-style-name="P2" draw:layer="layout" svg:width="3.254cm" svg:height="0.657cm" svg:x="16.24cm" svg:y="7.604cm">
          <draw:text-box>
            <text:p><text:span text:style-name="T1">FIR * Block 1</text:span></text:p>
          </draw:text-box>
        </draw:frame>
        <draw:frame draw:style-name="gr14" draw:text-style-name="P2" draw:layer="layout" svg:width="0.921cm" svg:height="0.725cm" svg:x="8.131cm" svg:y="8.911cm">
          <draw:text-box>
            <text:p><text:span text:style-name="T1">⋮ </text:span></text:p>
          </draw:text-box>
        </draw:frame>
        <draw:frame draw:style-name="gr14" draw:text-style-name="P2" draw:layer="layout" svg:width="0.921cm" svg:height="0.725cm" svg:x="10.171cm" svg:y="8.911cm">
          <draw:text-box>
            <text:p><text:span text:style-name="T1">⋮ </text:span></text:p>
          </draw:text-box>
        </draw:frame>
        <draw:frame draw:style-name="gr14" draw:text-style-name="P2" draw:layer="layout" svg:width="0.921cm" svg:height="0.725cm" svg:x="4.883cm" svg:y="8.911cm">
          <draw:text-box>
            <text:p><text:span text:style-name="T1">⋮ </text:span></text:p>
          </draw:text-box>
        </draw:frame>
        <draw:frame draw:style-name="gr14" draw:text-style-name="P2" draw:layer="layout" svg:width="0.921cm" svg:height="0.725cm" svg:x="17.129cm" svg:y="8.911cm">
          <draw:text-box>
            <text:p><text:span text:style-name="T1">⋮ </text:span></text:p>
          </draw:text-box>
        </draw:frame>
        <draw:frame draw:style-name="gr14" draw:text-style-name="P2" draw:layer="layout" svg:width="0.921cm" svg:height="0.725cm" svg:x="13.846cm" svg:y="8.911cm">
          <draw:text-box>
            <text:p><text:span text:style-name="T1">⋮ </text:span></text:p>
          </draw:text-box>
        </draw:frame>
        <draw:frame draw:style-name="gr15" draw:text-style-name="P2" draw:layer="layout" svg:width="0.921cm" svg:height="0.725cm" svg:x="11.372cm" svg:y="8.912cm">
          <draw:text-box>
            <text:p><text:span text:style-name="T1">⋮ </text:span></text:p>
          </draw:text-box>
        </draw:frame>
      </draw:page>
      <draw:page draw:name="page2" draw:style-name="dp1" draw:master-page-name="Default">
        <draw:frame draw:style-name="gr16" draw:text-style-name="P2" draw:layer="layout" svg:width="0.714cm" svg:height="0.657cm" svg:x="3.79cm" svg:y="2.584cm">
          <draw:text-box>
            <text:p><text:span text:style-name="T1">h</text:span></text:p>
          </draw:text-box>
        </draw:frame>
        <draw:line draw:style-name="gr17" draw:text-style-name="P3" draw:layer="layout" svg:x1="7.35cm" svg:y1="2.076cm" svg:x2="7.35cm" svg:y2="3.854cm">
          <text:p/>
        </draw:line>
        <draw:frame draw:style-name="gr18" draw:text-style-name="P6" draw:layer="layout" svg:width="0.837cm" svg:height="0.657cm" svg:x="6.261cm" svg:y="1.605cm">
          <draw:text-box>
            <text:p><text:span text:style-name="T2">h</text:span><text:span text:style-name="T3">1</text:span></text:p>
          </draw:text-box>
        </draw:frame>
        <draw:frame draw:style-name="gr18" draw:text-style-name="P7" draw:layer="layout" svg:width="0.837cm" svg:height="0.657cm" svg:x="4.964cm" svg:y="1.605cm">
          <draw:text-box>
            <text:p><text:span text:style-name="T4">h</text:span><text:span text:style-name="T5">0</text:span></text:p>
          </draw:text-box>
        </draw:frame>
        <draw:frame draw:style-name="gr18" draw:text-style-name="P8" draw:layer="layout" svg:width="0.837cm" svg:height="0.657cm" svg:x="8.2cm" svg:y="1.605cm">
          <draw:text-box>
            <text:p><text:span text:style-name="T6">h</text:span><text:span text:style-name="T7">2</text:span></text:p>
          </draw:text-box>
        </draw:frame>
        <draw:frame draw:style-name="gr18" draw:text-style-name="P9" draw:layer="layout" svg:width="0.837cm" svg:height="0.657cm" svg:x="12.018cm" svg:y="1.605cm">
          <draw:text-box>
            <text:p><text:span text:style-name="T8">h</text:span><text:span text:style-name="T9">3</text:span></text:p>
          </draw:text-box>
        </draw:frame>
        <draw:line draw:style-name="gr19" draw:text-style-name="P3" draw:layer="layout" svg:x1="9.89cm" svg:y1="3.921cm" svg:x2="14.97cm" svg:y2="3.921cm">
          <text:p/>
        </draw:line>
        <draw:frame draw:style-name="gr20" draw:text-style-name="P9" draw:layer="layout" svg:width="1.137cm" svg:height="0.657cm" svg:x="11.895cm" svg:y="4.135cm">
          <draw:text-box>
            <text:p><text:span text:style-name="T8">N/2</text:span></text:p>
          </draw:text-box>
        </draw:frame>
        <draw:line draw:style-name="gr21" draw:text-style-name="P3" draw:layer="layout" svg:x1="7.35cm" svg:y1="3.921cm" svg:x2="9.89cm" svg:y2="3.921cm">
          <text:p/>
        </draw:line>
        <draw:line draw:style-name="gr22" draw:text-style-name="P3" draw:layer="layout" svg:x1="6.08cm" svg:y1="3.921cm" svg:x2="7.35cm" svg:y2="3.921cm">
          <text:p/>
        </draw:line>
        <draw:line draw:style-name="gr23" draw:text-style-name="P10" draw:layer="layout" svg:x1="4.81cm" svg:y1="3.921cm" svg:x2="6.08cm" svg:y2="3.921cm">
          <text:p/>
        </draw:line>
        <draw:frame draw:style-name="gr24" draw:text-style-name="P8" draw:layer="layout" svg:width="1.137cm" svg:height="0.657cm" svg:x="8.012cm" svg:y="4.135cm">
          <draw:text-box>
            <text:p><text:span text:style-name="T6">N/4</text:span></text:p>
          </draw:text-box>
        </draw:frame>
        <draw:frame draw:style-name="gr20" draw:text-style-name="P6" draw:layer="layout" svg:width="1.137cm" svg:height="0.657cm" svg:x="6.18cm" svg:y="4.135cm">
          <draw:text-box>
            <text:p><text:span text:style-name="T2">N/8</text:span></text:p>
          </draw:text-box>
        </draw:frame>
        <draw:frame draw:style-name="gr20" draw:text-style-name="P7" draw:layer="layout" svg:width="1.137cm" svg:height="0.657cm" svg:x="4.918cm" svg:y="4.135cm">
          <draw:text-box>
            <text:p><text:span text:style-name="T4">N/8</text:span></text:p>
          </draw:text-box>
        </draw:frame>
        <draw:custom-shape draw:style-name="gr25" draw:text-style-name="P11" draw:layer="layout" svg:width="1.27cm" svg:height="1.016cm" svg:x="4.81cm" svg:y="2.39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draw:layer="layout" svg:width="1.27cm" svg:height="1.016cm" svg:x="6.08cm" svg:y="2.39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3" draw:layer="layout" svg:width="2.54cm" svg:height="1.016cm" svg:x="7.35cm" svg:y="2.39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08cm" svg:height="1.016cm" svg:x="9.89cm" svg:y="2.397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0.714cm" svg:height="0.657cm" svg:x="3.794cm" svg:y="13.973cm">
          <draw:text-box>
            <text:p><text:span text:style-name="T1">h</text:span></text:p>
          </draw:text-box>
        </draw:frame>
        <draw:frame draw:style-name="gr18" draw:text-style-name="P6" draw:layer="layout" svg:width="0.837cm" svg:height="0.657cm" svg:x="6.265cm" svg:y="12.994cm">
          <draw:text-box>
            <text:p><text:span text:style-name="T2">h</text:span><text:span text:style-name="T3">1</text:span></text:p>
          </draw:text-box>
        </draw:frame>
        <draw:frame draw:style-name="gr18" draw:text-style-name="P7" draw:layer="layout" svg:width="0.837cm" svg:height="0.657cm" svg:x="4.968cm" svg:y="12.994cm">
          <draw:text-box>
            <text:p><text:span text:style-name="T4">h</text:span><text:span text:style-name="T5">0</text:span></text:p>
          </draw:text-box>
        </draw:frame>
        <draw:line draw:style-name="gr22" draw:text-style-name="P3" draw:layer="layout" svg:x1="6.084cm" svg:y1="15.31cm" svg:x2="7.354cm" svg:y2="15.31cm">
          <text:p/>
        </draw:line>
        <draw:line draw:style-name="gr23" draw:text-style-name="P10" draw:layer="layout" svg:x1="4.814cm" svg:y1="15.31cm" svg:x2="6.084cm" svg:y2="15.31cm">
          <text:p/>
        </draw:line>
        <draw:frame draw:style-name="gr20" draw:text-style-name="P6" draw:layer="layout" svg:width="1.137cm" svg:height="0.657cm" svg:x="6.184cm" svg:y="15.524cm">
          <draw:text-box>
            <text:p><text:span text:style-name="T2">N/2</text:span></text:p>
          </draw:text-box>
        </draw:frame>
        <draw:frame draw:style-name="gr20" draw:text-style-name="P7" draw:layer="layout" svg:width="1.137cm" svg:height="0.657cm" svg:x="4.922cm" svg:y="15.524cm">
          <draw:text-box>
            <text:p><text:span text:style-name="T4">N/2</text:span></text:p>
          </draw:text-box>
        </draw:frame>
        <draw:custom-shape draw:style-name="gr29" draw:text-style-name="P11" draw:layer="layout" svg:width="1.27cm" svg:height="1.016cm" svg:x="4.814cm" svg:y="13.7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1.27cm" svg:height="1.016cm" svg:x="6.084cm" svg:y="13.78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5" draw:layer="layout" svg:width="7.62cm" svg:height="0.889cm" svg:x="4.81cm" svg:y="16.43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6" draw:layer="layout" svg:width="6.35cm" svg:height="0.889cm" svg:x="6.08cm" svg:y="17.705cm">
          <text:p/>
          <draw:enhanced-geometry svg:viewBox="0 0 21600 21600" draw:type="rectangle" draw:enhanced-path="M 0 0 L 21600 0 21600 21600 0 21600 0 0 Z N"/>
        </draw:custom-shape>
        <draw:frame draw:style-name="gr32" draw:text-style-name="P17" draw:layer="layout" svg:width="3.376cm" svg:height="0.657cm" svg:x="0.9cm" svg:y="16.562cm">
          <draw:text-box>
            <text:p><text:span text:style-name="T10">x * h</text:span><text:span text:style-name="T11">0</text:span><text:span text:style-name="T12"> (Naive)</text:span></text:p>
          </draw:text-box>
        </draw:frame>
        <draw:frame draw:style-name="gr33" draw:text-style-name="P18" draw:layer="layout" svg:width="3.8cm" svg:height="0.657cm" svg:x="0.9cm" svg:y="17.805cm">
          <draw:text-box>
            <text:p><text:span text:style-name="T13">x * h</text:span><text:span text:style-name="T14">1</text:span><text:span text:style-name="T15"> (Overlap)</text:span></text:p>
          </draw:text-box>
        </draw:frame>
        <draw:line draw:style-name="gr17" draw:text-style-name="P3" draw:layer="layout" svg:x1="6.084cm" svg:y1="13.405cm" svg:x2="6.08cm" svg:y2="18.975cm">
          <text:p/>
        </draw:line>
        <draw:frame draw:style-name="gr34" draw:text-style-name="P19" draw:layer="layout" svg:width="1.56cm" svg:height="0.657cm" svg:x="0.887cm" svg:y="19.08cm">
          <draw:text-box>
            <text:p><text:span text:style-name="T16">x * h</text:span></text:p>
          </draw:text-box>
        </draw:frame>
        <draw:frame draw:style-name="gr16" draw:text-style-name="P2" draw:layer="layout" svg:width="0.714cm" svg:height="0.657cm" svg:x="0.921cm" svg:y="17.234cm">
          <draw:text-box>
            <text:p><text:span text:style-name="T1">+</text:span></text:p>
          </draw:text-box>
        </draw:frame>
        <draw:frame draw:style-name="gr16" draw:text-style-name="P2" draw:layer="layout" svg:width="0.714cm" svg:height="0.657cm" svg:x="0.921cm" svg:y="18.504cm">
          <draw:text-box>
            <text:p><text:span text:style-name="T1">=</text:span></text:p>
          </draw:text-box>
        </draw:frame>
        <draw:custom-shape draw:style-name="gr35" draw:text-style-name="P15" draw:layer="layout" svg:width="12.7cm" svg:height="0.889cm" svg:x="4.81cm" svg:y="4.9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6" draw:layer="layout" svg:width="11.43cm" svg:height="0.889cm" svg:x="6.08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17" draw:layer="layout" svg:width="3.376cm" svg:height="0.657cm" svg:x="0.883cm" svg:y="5.064cm">
          <draw:text-box>
            <text:p><text:span text:style-name="T10">x * h</text:span><text:span text:style-name="T11">0</text:span><text:span text:style-name="T12"> (Naive)</text:span></text:p>
          </draw:text-box>
        </draw:frame>
        <draw:frame draw:style-name="gr37" draw:text-style-name="P18" draw:layer="layout" svg:width="3.8cm" svg:height="0.657cm" svg:x="0.883cm" svg:y="6.322cm">
          <draw:text-box>
            <text:p><text:span text:style-name="T13">x * h</text:span><text:span text:style-name="T14">1</text:span><text:span text:style-name="T15"> (Overlap)</text:span></text:p>
          </draw:text-box>
        </draw:frame>
        <draw:frame draw:style-name="gr34" draw:text-style-name="P20" draw:layer="layout" svg:width="1.56cm" svg:height="0.657cm" svg:x="0.883cm" svg:y="10.095cm">
          <draw:text-box>
            <text:p><text:span text:style-name="T17">x * h</text:span></text:p>
          </draw:text-box>
        </draw:frame>
        <draw:frame draw:style-name="gr38" draw:text-style-name="P2" draw:layer="layout" svg:width="0.714cm" svg:height="0.657cm" svg:x="0.921cm" svg:y="5.693cm">
          <draw:text-box>
            <text:p><text:span text:style-name="T1">+</text:span></text:p>
          </draw:text-box>
        </draw:frame>
        <draw:frame draw:style-name="gr38" draw:text-style-name="P2" draw:layer="layout" svg:width="0.714cm" svg:height="0.657cm" svg:x="0.921cm" svg:y="9.466cm">
          <draw:text-box>
            <text:p><text:span text:style-name="T1">=</text:span></text:p>
          </draw:text-box>
        </draw:frame>
        <draw:custom-shape draw:style-name="gr39" draw:text-style-name="P21" draw:layer="layout" svg:width="10.16cm" svg:height="0.889cm" svg:x="7.35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2" draw:layer="layout" svg:width="7.62cm" svg:height="0.889cm" svg:x="9.89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9" draw:layer="layout" svg:width="3.8cm" svg:height="0.657cm" svg:x="0.883cm" svg:y="7.58cm">
          <draw:text-box>
            <text:p><text:span text:style-name="T16">x * h</text:span><text:span text:style-name="T18">2</text:span><text:span text:style-name="T19"> (Overlap)</text:span></text:p>
          </draw:text-box>
        </draw:frame>
        <draw:frame draw:style-name="gr38" draw:text-style-name="P2" draw:layer="layout" svg:width="0.714cm" svg:height="0.657cm" svg:x="0.921cm" svg:y="6.951cm">
          <draw:text-box>
            <text:p><text:span text:style-name="T1">+</text:span></text:p>
          </draw:text-box>
        </draw:frame>
        <draw:frame draw:style-name="gr37" draw:text-style-name="P23" draw:layer="layout" svg:width="3.8cm" svg:height="0.657cm" svg:x="0.883cm" svg:y="8.837cm">
          <draw:text-box>
            <text:p><text:span text:style-name="T20">x * h</text:span><text:span text:style-name="T21">3</text:span><text:span text:style-name="T22"> (Overlap)</text:span></text:p>
          </draw:text-box>
        </draw:frame>
        <draw:frame draw:style-name="gr38" draw:text-style-name="P2" draw:layer="layout" svg:width="0.714cm" svg:height="0.657cm" svg:x="0.921cm" svg:y="8.208cm">
          <draw:text-box>
            <text:p><text:span text:style-name="T1">+</text:span></text:p>
          </draw:text-box>
        </draw:frame>
        <draw:line draw:style-name="gr17" draw:text-style-name="P3" draw:layer="layout" svg:x1="9.89cm" svg:y1="2.016cm" svg:x2="9.89cm" svg:y2="9.89cm">
          <text:p/>
        </draw:line>
        <draw:line draw:style-name="gr17" draw:text-style-name="P3" draw:layer="layout" svg:x1="6.08cm" svg:y1="2.016cm" svg:x2="6.08cm" svg:y2="7.35cm">
          <text:p/>
        </draw:line>
        <draw:line draw:style-name="gr17" draw:text-style-name="P3" draw:layer="layout" svg:x1="7.35cm" svg:y1="2.016cm" svg:x2="7.35cm" svg:y2="8.62cm">
          <text:p/>
        </draw:line>
      </draw:page>
      <draw:page draw:name="page3" draw:style-name="dp1" draw:master-page-name="Default">
        <draw:custom-shape draw:style-name="gr41" draw:text-style-name="P24" draw:layer="layout" svg:width="7.707cm" svg:height="2.286cm" svg:x="11.962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5" draw:layer="layout" svg:width="13.208cm" svg:height="0.508cm" svg:x="6.842cm" svg:y="6.2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8.636cm" svg:height="0.508cm" svg:x="11.414cm" svg:y="9.2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6" draw:layer="layout" svg:width="14.224cm" svg:height="0.508cm" svg:x="5.826cm" svg:y="8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2" draw:layer="layout" svg:width="0.714cm" svg:height="0.657cm" svg:x="3.791cm" svg:y="2.585cm">
          <draw:text-box>
            <text:p><text:span text:style-name="T1">h</text:span></text:p>
          </draw:text-box>
        </draw:frame>
        <draw:frame draw:style-name="gr18" draw:text-style-name="P7" draw:layer="layout" svg:width="0.837cm" svg:height="0.657cm" svg:x="8.239cm" svg:y="1.613cm">
          <draw:text-box>
            <text:p><text:span text:style-name="T4">h</text:span><text:span text:style-name="T5">1</text:span></text:p>
          </draw:text-box>
        </draw:frame>
        <draw:frame draw:style-name="gr18" draw:text-style-name="P27" draw:layer="layout" svg:width="0.837cm" svg:height="0.657cm" svg:x="5.699cm" svg:y="1.613cm">
          <draw:text-box>
            <text:p><text:span text:style-name="T23">h</text:span><text:span text:style-name="T24">0</text:span></text:p>
          </draw:text-box>
        </draw:frame>
        <draw:frame draw:style-name="gr18" draw:text-style-name="P6" draw:layer="layout" svg:width="0.837cm" svg:height="0.657cm" svg:x="10.779cm" svg:y="1.613cm">
          <draw:text-box>
            <text:p><text:span text:style-name="T2">h</text:span><text:span text:style-name="T3">2</text:span></text:p>
          </draw:text-box>
        </draw:frame>
        <draw:frame draw:style-name="gr18" draw:text-style-name="P8" draw:layer="layout" svg:width="0.837cm" svg:height="0.657cm" svg:x="13.319cm" svg:y="1.613cm">
          <draw:text-box>
            <text:p><text:span text:style-name="T6">h</text:span><text:span text:style-name="T7">3</text:span></text:p>
          </draw:text-box>
        </draw:frame>
        <draw:line draw:style-name="gr21" draw:text-style-name="P28" draw:layer="layout" svg:x1="12.43cm" svg:y1="3.921cm" svg:x2="14.971cm" svg:y2="3.922cm">
          <text:p/>
        </draw:line>
        <draw:frame draw:style-name="gr16" draw:text-style-name="P8" draw:layer="layout" svg:width="0.714cm" svg:height="0.657cm" svg:x="13.325cm" svg:y="4.135cm">
          <draw:text-box>
            <text:p><text:span text:style-name="T6">M</text:span></text:p>
          </draw:text-box>
        </draw:frame>
        <draw:line draw:style-name="gr22" draw:text-style-name="P3" draw:layer="layout" svg:x1="9.89cm" svg:y1="3.921cm" svg:x2="12.43cm" svg:y2="3.921cm">
          <text:p/>
        </draw:line>
        <draw:line draw:style-name="gr23" draw:text-style-name="P3" draw:layer="layout" svg:x1="7.35cm" svg:y1="3.921cm" svg:x2="9.89cm" svg:y2="3.921cm">
          <text:p/>
        </draw:line>
        <draw:line draw:style-name="gr45" draw:text-style-name="P10" draw:layer="layout" svg:x1="4.811cm" svg:y1="3.922cm" svg:x2="7.35cm" svg:y2="3.921cm">
          <text:p/>
        </draw:line>
        <draw:frame draw:style-name="gr46" draw:text-style-name="P6" draw:layer="layout" svg:width="0.714cm" svg:height="0.657cm" svg:x="10.785cm" svg:y="4.135cm">
          <draw:text-box>
            <text:p><text:span text:style-name="T2">M</text:span></text:p>
          </draw:text-box>
        </draw:frame>
        <draw:frame draw:style-name="gr16" draw:text-style-name="P7" draw:layer="layout" svg:width="0.714cm" svg:height="0.657cm" svg:x="8.245cm" svg:y="4.135cm">
          <draw:text-box>
            <text:p><text:span text:style-name="T4">M</text:span></text:p>
          </draw:text-box>
        </draw:frame>
        <draw:frame draw:style-name="gr16" draw:text-style-name="P27" draw:layer="layout" svg:width="0.714cm" svg:height="0.657cm" svg:x="5.705cm" svg:y="4.135cm">
          <draw:text-box>
            <text:p><text:span text:style-name="T23">M</text:span></text:p>
          </draw:text-box>
        </draw:frame>
        <draw:custom-shape draw:style-name="gr47" draw:text-style-name="P29" draw:layer="layout" svg:width="2.539cm" svg:height="1.016cm" svg:x="4.811cm" svg:y="2.39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11" draw:layer="layout" svg:width="2.54cm" svg:height="1.016cm" svg:x="7.35cm" svg:y="2.3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2.54cm" svg:height="1.016cm" svg:x="9.89cm" svg:y="2.39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2.541cm" svg:height="1.016cm" svg:x="12.43cm" svg:y="2.39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1" draw:layer="layout" svg:width="15.239cm" svg:height="1.015cm" svg:x="4.811cm" svg:y="4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2" draw:layer="layout" svg:width="12.7cm" svg:height="0.508cm" svg:x="7.35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3" draw:text-style-name="P33" draw:layer="layout" svg:width="4.011cm" svg:height="0.657cm" svg:x="0.884cm" svg:y="5.065cm">
          <draw:text-box>
            <text:p><text:span text:style-name="T25">x * h</text:span><text:span text:style-name="T26">0</text:span><text:span text:style-name="T27"> (Min-cost)</text:span></text:p>
          </draw:text-box>
        </draw:frame>
        <draw:frame draw:style-name="gr37" draw:text-style-name="P17" draw:layer="layout" svg:width="3.8cm" svg:height="0.657cm" svg:x="0.884cm" svg:y="6.323cm">
          <draw:text-box>
            <text:p><text:span text:style-name="T10">x * h</text:span><text:span text:style-name="T11">1</text:span><text:span text:style-name="T12"> (Overlap)</text:span></text:p>
          </draw:text-box>
        </draw:frame>
        <draw:frame draw:style-name="gr34" draw:text-style-name="P20" draw:layer="layout" svg:width="1.56cm" svg:height="0.657cm" svg:x="0.884cm" svg:y="11.458cm">
          <draw:text-box>
            <text:p><text:span text:style-name="T17">x * h</text:span></text:p>
          </draw:text-box>
        </draw:frame>
        <draw:frame draw:style-name="gr38" draw:text-style-name="P2" draw:layer="layout" svg:width="0.714cm" svg:height="0.657cm" svg:x="0.922cm" svg:y="5.694cm">
          <draw:text-box>
            <text:p><text:span text:style-name="T1">+</text:span></text:p>
          </draw:text-box>
        </draw:frame>
        <draw:frame draw:style-name="gr38" draw:text-style-name="P23" draw:layer="layout" svg:width="0.714cm" svg:height="0.657cm" svg:x="0.922cm" svg:y="10.829cm">
          <draw:text-box>
            <text:p><text:span text:style-name="T20">=</text:span></text:p>
          </draw:text-box>
        </draw:frame>
        <draw:custom-shape draw:style-name="gr54" draw:text-style-name="P34" draw:layer="layout" svg:width="13.716cm" svg:height="0.508cm" svg:x="6.33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6" draw:layer="layout" svg:width="14.732cm" svg:height="0.508cm" svg:x="5.318cm" svg:y="10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8" draw:layer="layout" svg:width="4.18cm" svg:height="0.657cm" svg:x="0.884cm" svg:y="7.581cm">
          <draw:text-box>
            <text:p><text:span text:style-name="T13">x * h</text:span><text:span text:style-name="T14">2</text:span><text:span text:style-name="T15"> (Overlap)</text:span></text:p>
          </draw:text-box>
        </draw:frame>
        <draw:frame draw:style-name="gr38" draw:text-style-name="P2" draw:layer="layout" svg:width="0.714cm" svg:height="0.657cm" svg:x="0.922cm" svg:y="6.952cm">
          <draw:text-box>
            <text:p><text:span text:style-name="T1">+</text:span></text:p>
          </draw:text-box>
        </draw:frame>
        <draw:frame draw:style-name="gr37" draw:text-style-name="P19" draw:layer="layout" svg:width="4.053cm" svg:height="0.657cm" svg:x="0.884cm" svg:y="8.838cm">
          <draw:text-box>
            <text:p><text:span text:style-name="T16">x * h</text:span><text:span text:style-name="T18">3</text:span><text:span text:style-name="T19"> (Overlap)</text:span></text:p>
          </draw:text-box>
        </draw:frame>
        <draw:frame draw:style-name="gr38" draw:text-style-name="P2" draw:layer="layout" svg:width="0.714cm" svg:height="0.657cm" svg:x="0.922cm" svg:y="8.209cm">
          <draw:text-box>
            <text:p><text:span text:style-name="T1">+</text:span></text:p>
          </draw:text-box>
        </draw:frame>
        <draw:custom-shape draw:style-name="gr56" draw:text-style-name="P16" draw:layer="layout" svg:width="10.668cm" svg:height="0.508cm" svg:x="9.382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2" draw:layer="layout" svg:width="6.604cm" svg:height="0.508cm" svg:x="13.446cm" svg:y="10.5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3" draw:layer="layout" svg:x1="9.89cm" svg:y1="2.016cm" svg:x2="9.89cm" svg:y2="11.414cm">
          <text:p/>
        </draw:line>
        <draw:line draw:style-name="gr17" draw:text-style-name="P3" draw:layer="layout" svg:x1="12.43cm" svg:y1="2.016cm" svg:x2="12.43cm" svg:y2="11.414cm">
          <text:p/>
        </draw:line>
        <draw:line draw:style-name="gr17" draw:text-style-name="P3" draw:layer="layout" svg:x1="7.35cm" svg:y1="2.016cm" svg:x2="7.35cm" svg:y2="11.414cm">
          <text:p/>
        </draw:line>
        <draw:line draw:style-name="gr17" draw:text-style-name="P3" draw:layer="layout" svg:x1="6.842cm" svg:y1="6.08cm" svg:x2="6.842cm" svg:y2="11.414cm">
          <text:p/>
        </draw:line>
        <draw:frame draw:style-name="gr18" draw:text-style-name="P9" draw:layer="layout" svg:width="0.837cm" svg:height="0.657cm" svg:x="15.819cm" svg:y="1.614cm">
          <draw:text-box>
            <text:p><text:span text:style-name="T8">h</text:span><text:span text:style-name="T9">4</text:span></text:p>
          </draw:text-box>
        </draw:frame>
        <draw:line draw:style-name="gr19" draw:text-style-name="P3" draw:layer="layout" svg:x1="14.93cm" svg:y1="3.922cm" svg:x2="17.471cm" svg:y2="3.923cm">
          <text:p/>
        </draw:line>
        <draw:frame draw:style-name="gr16" draw:text-style-name="P9" draw:layer="layout" svg:width="0.714cm" svg:height="0.657cm" svg:x="15.825cm" svg:y="4.136cm">
          <draw:text-box>
            <text:p><text:span text:style-name="T8">M</text:span></text:p>
          </draw:text-box>
        </draw:frame>
        <draw:custom-shape draw:style-name="gr58" draw:text-style-name="P14" draw:layer="layout" svg:width="2.541cm" svg:height="1.016cm" svg:x="14.97cm" svg:y="2.397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4.97cm" svg:y1="2.016cm" svg:x2="14.97cm" svg:y2="11.414cm">
          <text:p/>
        </draw:line>
        <draw:frame draw:style-name="gr37" draw:text-style-name="P23" draw:layer="layout" svg:width="3.925cm" svg:height="0.657cm" svg:x="0.885cm" svg:y="10.178cm">
          <draw:text-box>
            <text:p><text:span text:style-name="T20">x * h</text:span><text:span text:style-name="T21">4</text:span><text:span text:style-name="T22"> (Overlap)</text:span></text:p>
          </draw:text-box>
        </draw:frame>
        <draw:frame draw:style-name="gr38" draw:text-style-name="P2" draw:layer="layout" svg:width="0.714cm" svg:height="0.657cm" svg:x="0.923cm" svg:y="9.549cm">
          <draw:text-box>
            <text:p><text:span text:style-name="T1">+</text:span></text:p>
          </draw:text-box>
        </draw:frame>
        <draw:line draw:style-name="gr17" draw:text-style-name="P3" draw:layer="layout" svg:x1="6.334cm" svg:y1="7.35cm" svg:x2="6.334cm" svg:y2="11.414cm">
          <text:p/>
        </draw:line>
        <draw:line draw:style-name="gr17" draw:text-style-name="P3" draw:layer="layout" svg:x1="5.826cm" svg:y1="8.62cm" svg:x2="5.826cm" svg:y2="11.414cm">
          <text:p/>
        </draw:line>
        <draw:frame draw:style-name="gr20" draw:text-style-name="P20" draw:layer="layout" svg:width="1.137cm" svg:height="0.657cm" svg:x="5.759cm" svg:y="12.281cm">
          <draw:text-box>
            <text:p><text:span text:style-name="T17">M/5</text:span></text:p>
          </draw:text-box>
        </draw:frame>
        <draw:line draw:style-name="gr7" draw:text-style-name="P35" draw:layer="layout" svg:x1="6.334cm" svg:y1="12.303cm" svg:x2="5.572cm" svg:y2="11.541cm">
          <text:p/>
        </draw:line>
        <draw:line draw:style-name="gr7" draw:text-style-name="P35" draw:layer="layout" svg:x1="6.334cm" svg:y1="12.303cm" svg:x2="7.096cm" svg:y2="11.541cm">
          <text:p/>
        </draw:line>
        <draw:line draw:style-name="gr7" draw:text-style-name="P35" draw:layer="layout" svg:x1="6.334cm" svg:y1="12.303cm" svg:x2="6.588cm" svg:y2="11.541cm">
          <text:p/>
        </draw:line>
        <draw:custom-shape draw:style-name="gr59" draw:text-style-name="P35" draw:layer="layout" svg:width="0.381cm" svg:height="2.286cm" draw:transform="rotate (1.5707963267949) translate (4.937cm 1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0" draw:text-style-name="P36" draw:layer="layout" svg:width="8.088cm" svg:height="1.865cm" svg:x="2.524cm" svg:y="13.867cm">
          <draw:text-box>
            <text:p><text:span text:style-name="T28">この区間のずれは</text:span><text:span text:style-name="T28">overlap </text:span><text:span text:style-name="T28">法のバッファの</text:span></text:p>
            <text:p><text:span text:style-name="T28">書き込み開始位置をずらすことで実装される。</text:span></text:p>
            <text:p><text:span text:style-name="T28">このずれによって計算量が分散される。</text:span></text:p>
          </draw:text-box>
        </draw:frame>
        <draw:line draw:style-name="gr17" draw:text-style-name="P3" draw:layer="layout" svg:x1="4.81cm" svg:y1="6.08cm" svg:x2="4.81cm" svg:y2="11.414cm">
          <text:p/>
        </draw:line>
        <draw:line draw:style-name="gr61" draw:text-style-name="P35" draw:layer="layout" svg:x1="5.826cm" svg:y1="11.287cm" svg:x2="6.334cm" svg:y2="11.287cm">
          <text:p/>
        </draw:line>
        <draw:line draw:style-name="gr61" draw:text-style-name="P35" draw:layer="layout" svg:x1="6.334cm" svg:y1="11.287cm" svg:x2="6.842cm" svg:y2="11.287cm">
          <text:p/>
        </draw:line>
        <draw:line draw:style-name="gr61" draw:text-style-name="P35" draw:layer="layout" svg:x1="6.842cm" svg:y1="11.287cm" svg:x2="7.35cm" svg:y2="11.287cm">
          <text:p/>
        </draw:line>
        <draw:custom-shape draw:style-name="gr62" draw:text-style-name="P25" draw:layer="layout" svg:width="1.143cm" svg:height="0.508cm" svg:x="12.343cm" svg:y="14.0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37" draw:layer="layout" svg:width="1.143cm" svg:height="0.508cm" svg:x="12.343cm" svg:y="15.0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4" draw:text-style-name="P39" draw:layer="layout" svg:width="5.205cm" svg:height="0.889cm" svg:x="13.613cm" svg:y="13.954cm">
          <draw:text-box>
            <text:p text:style-name="P38"><text:span text:style-name="T28">畳み込み器からの出力信号</text:span></text:p>
          </draw:text-box>
        </draw:frame>
        <draw:frame draw:style-name="gr65" draw:text-style-name="P36" draw:layer="layout" svg:width="5.514cm" svg:height="0.789cm" svg:x="13.613cm" svg:y="14.97cm">
          <draw:text-box>
            <text:p><text:span text:style-name="T28">ディレイが加えられた出力信号</text:span></text:p>
          </draw:text-box>
        </draw:frame>
        <draw:line draw:style-name="gr66" draw:text-style-name="P35" draw:layer="layout" svg:x1="6.842cm" svg:y1="8.239cm" svg:x2="9.382cm" svg:y2="8.239cm">
          <text:p/>
        </draw:line>
        <draw:frame draw:style-name="gr67" draw:text-style-name="P40" draw:layer="layout" svg:width="0.671cm" svg:height="0.577cm" svg:x="7.858cm" svg:y="8.17cm">
          <draw:text-box>
            <text:p><text:span text:style-name="T29">M</text:span></text:p>
          </draw:text-box>
        </draw:frame>
        <draw:line draw:style-name="gr68" draw:text-style-name="P35" draw:layer="layout" svg:x1="6.334cm" svg:y1="9.509cm" svg:x2="11.414cm" svg:y2="9.509cm">
          <text:p/>
        </draw:line>
        <draw:frame draw:style-name="gr69" draw:text-style-name="P41" draw:layer="layout" svg:width="0.841cm" svg:height="0.577cm" svg:x="8.287cm" svg:y="9.44cm">
          <draw:text-box>
            <text:p><text:span text:style-name="T30">2M</text:span></text:p>
          </draw:text-box>
        </draw:frame>
        <draw:frame draw:style-name="gr69" draw:text-style-name="P42" draw:layer="layout" svg:width="0.841cm" svg:height="0.577cm" svg:x="9.001cm" svg:y="10.779cm">
          <draw:text-box>
            <text:p><text:span text:style-name="T31">3M</text:span></text:p>
          </draw:text-box>
        </draw:frame>
        <draw:line draw:style-name="gr70" draw:text-style-name="P35" draw:layer="layout" svg:x1="5.826cm" svg:y1="10.779cm" svg:x2="13.446cm" svg:y2="10.779cm">
          <text:p/>
        </draw:line>
        <draw:line draw:style-name="gr17" draw:text-style-name="P3" draw:layer="layout" svg:x1="5.318cm" svg:y1="9.89cm" svg:x2="5.318cm" svg:y2="11.414cm">
          <text:p/>
        </draw:line>
        <draw:line draw:style-name="gr61" draw:text-style-name="P35" draw:layer="layout" svg:x1="5.318cm" svg:y1="11.287cm" svg:x2="5.826cm" svg:y2="11.287cm">
          <text:p/>
        </draw:line>
        <draw:line draw:style-name="gr7" draw:text-style-name="P35" draw:layer="layout" svg:x1="6.334cm" svg:y1="12.303cm" svg:x2="6.08cm" svg:y2="11.541cm">
          <text:p/>
        </draw:line>
      </draw:page>
      <draw:page draw:name="page4" draw:style-name="dp1" draw:master-page-name="Default">
        <draw:frame draw:style-name="gr16" draw:text-style-name="P2" draw:layer="layout" svg:width="0.714cm" svg:height="0.657cm" svg:x="1.254cm" svg:y="2.524cm">
          <draw:text-box>
            <text:p><text:span text:style-name="T1">h</text:span></text:p>
          </draw:text-box>
        </draw:frame>
        <draw:frame draw:style-name="gr18" draw:text-style-name="P7" draw:layer="layout" svg:width="0.837cm" svg:height="0.657cm" svg:x="8.239cm" svg:y="1.613cm">
          <draw:text-box>
            <text:p><text:span text:style-name="T4">h</text:span><text:span text:style-name="T5">1</text:span></text:p>
          </draw:text-box>
        </draw:frame>
        <draw:frame draw:style-name="gr18" draw:text-style-name="P27" draw:layer="layout" svg:width="0.837cm" svg:height="0.657cm" svg:x="4.429cm" svg:y="1.613cm">
          <draw:text-box>
            <text:p><text:span text:style-name="T23">h</text:span><text:span text:style-name="T24">0</text:span></text:p>
          </draw:text-box>
        </draw:frame>
        <draw:frame draw:style-name="gr18" draw:text-style-name="P6" draw:layer="layout" svg:width="0.837cm" svg:height="0.657cm" svg:x="10.779cm" svg:y="1.613cm">
          <draw:text-box>
            <text:p><text:span text:style-name="T2">h</text:span><text:span text:style-name="T3">2</text:span></text:p>
          </draw:text-box>
        </draw:frame>
        <draw:frame draw:style-name="gr18" draw:text-style-name="P8" draw:layer="layout" svg:width="0.837cm" svg:height="0.657cm" svg:x="13.319cm" svg:y="1.613cm">
          <draw:text-box>
            <text:p><text:span text:style-name="T6">h</text:span><text:span text:style-name="T7">3</text:span></text:p>
          </draw:text-box>
        </draw:frame>
        <draw:line draw:style-name="gr21" draw:text-style-name="P28" draw:layer="layout" svg:x1="12.43cm" svg:y1="3.921cm" svg:x2="14.971cm" svg:y2="3.922cm">
          <text:p/>
        </draw:line>
        <draw:frame draw:style-name="gr16" draw:text-style-name="P8" draw:layer="layout" svg:width="0.714cm" svg:height="0.657cm" svg:x="13.325cm" svg:y="4.135cm">
          <draw:text-box>
            <text:p><text:span text:style-name="T6">M</text:span></text:p>
          </draw:text-box>
        </draw:frame>
        <draw:line draw:style-name="gr22" draw:text-style-name="P3" draw:layer="layout" svg:x1="9.89cm" svg:y1="3.921cm" svg:x2="12.43cm" svg:y2="3.921cm">
          <text:p/>
        </draw:line>
        <draw:line draw:style-name="gr23" draw:text-style-name="P3" draw:layer="layout" svg:x1="7.35cm" svg:y1="3.921cm" svg:x2="9.89cm" svg:y2="3.921cm">
          <text:p/>
        </draw:line>
        <draw:line draw:style-name="gr45" draw:text-style-name="P10" draw:layer="layout" svg:x1="2.27cm" svg:y1="3.921cm" svg:x2="7.35cm" svg:y2="3.921cm">
          <text:p/>
        </draw:line>
        <draw:frame draw:style-name="gr46" draw:text-style-name="P6" draw:layer="layout" svg:width="0.714cm" svg:height="0.657cm" svg:x="10.785cm" svg:y="4.135cm">
          <draw:text-box>
            <text:p><text:span text:style-name="T2">M</text:span></text:p>
          </draw:text-box>
        </draw:frame>
        <draw:frame draw:style-name="gr16" draw:text-style-name="P7" draw:layer="layout" svg:width="0.714cm" svg:height="0.657cm" svg:x="8.245cm" svg:y="4.135cm">
          <draw:text-box>
            <text:p><text:span text:style-name="T4">M</text:span></text:p>
          </draw:text-box>
        </draw:frame>
        <draw:frame draw:style-name="gr71" draw:text-style-name="P27" draw:layer="layout" svg:width="0.925cm" svg:height="0.657cm" svg:x="4.329cm" svg:y="4.135cm">
          <draw:text-box>
            <text:p><text:span text:style-name="T23">2M</text:span></text:p>
          </draw:text-box>
        </draw:frame>
        <draw:custom-shape draw:style-name="gr72" draw:text-style-name="P29" draw:layer="layout" svg:width="5.08cm" svg:height="1.016cm" svg:x="2.27cm" svg:y="2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1" draw:layer="layout" svg:width="2.54cm" svg:height="1.016cm" svg:x="7.35cm" svg:y="2.397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2.54cm" svg:height="1.016cm" svg:x="9.89cm" svg:y="2.397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30" draw:layer="layout" svg:width="2.541cm" svg:height="1.016cm" svg:x="12.43cm" svg:y="2.39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35" draw:layer="layout" svg:width="0.381cm" svg:height="4.826cm" draw:transform="rotate (1.5707963267949) translate (2.397cm 5.6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4" draw:text-style-name="P35" draw:layer="layout" svg:width="0.381cm" svg:height="7.366cm" draw:transform="rotate (1.5707963267949) translate (7.477cm 5.6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4.312cm" svg:height="0.657cm" svg:x="2.53cm" svg:y="5.804cm">
          <draw:text-box>
            <text:p><text:span text:style-name="T1">Min-cost Convolver</text:span></text:p>
          </draw:text-box>
        </draw:frame>
        <draw:frame draw:style-name="gr2" draw:text-style-name="P2" draw:layer="layout" svg:width="4.312cm" svg:height="0.657cm" svg:x="8.874cm" svg:y="5.804cm">
          <draw:text-box>
            <text:p><text:span text:style-name="T1">Overlap Convolver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adornments="Regular" style:font-family-generic="modern" style:font-pitch="variable"/>
    <style:font-face style:name="Arial3" svg:font-family="Arial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Go Mono" svg:font-family="'Go Mono'" style:font-adornments="Regular" style:font-family-generic="modern" style:font-pitch="variable"/>
    <style:font-face style:name="Go Mono1" svg:font-family="'Go Mono'" style:font-adornments="Regular" style:font-family-generic="modern" style:font-pitch="fixed"/>
    <style:font-face style:name="Go Mono2" svg:font-family="'G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iryo UI" svg:font-family="'Meiryo UI'" style:font-family-generic="swiss" style:font-pitch="variable"/>
    <style:font-face style:name="Meiryo UI1" svg:font-family="'Meiryo UI'" style:font-adornments="Regular" style:font-family-generic="swiss" style:font-pitch="variable"/>
    <style:font-face style:name="Noto Sans" svg:font-family="'Noto Sans'" style:font-family-generic="roman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marker draw:name="Arrowheads_20_10" draw:display-name="Arrowheads 10" svg:viewBox="0 0 20 13" svg:d="M0 13l10-13 10 13z"/>
    <draw:marker draw:name="Arrowheads_20_12" draw:display-name="Arrowheads 12" svg:viewBox="0 0 1131 754" svg:d="M566 0l-566 754 114-85 136-68 148-46 161-17 161 13 153 46 140 68 118 89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Arial1" style:font-family-asian="Arial" style:font-style-name-asian="Regular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Arial1" fo:font-family="Arial" style:font-style-name="Regular" style:font-family-generic="swiss" style:font-pitch="variable" fo:font-size="12pt" style:font-name-asian="Arial1" style:font-family-asian="Arial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Arial1" fo:font-family="Arial" style:font-style-name="Regular" style:font-family-generic="swiss" style:font-pitch="variable" fo:font-size="12pt" style:font-name-asian="Arial1" style:font-family-asian="Arial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28T17:35:05.317000000</meta:creation-date>
    <meta:editing-duration>PT2H52M59S</meta:editing-duration>
    <meta:editing-cycles>171</meta:editing-cycles>
    <meta:generator>LibreOffice/7.3.2.2$Windows_X86_64 LibreOffice_project/49f2b1bff42cfccbd8f788c8dc32c1c309559be0</meta:generator>
    <dc:title>A4_Landscape</dc:title>
    <dc:date>2022-09-02T11:04:40.056000000</dc:date>
    <meta:document-statistic meta:object-count="185"/>
    <meta:template xlink:type="simple" xlink:actuate="onRequest" xlink:title="A4_Landscape" xlink:href="../../AppData/Roaming/LibreOffice/4/user/template/A4_Landscape.otg" meta:date="2022-08-28T17:35:04.368000000"/>
  </office:meta>
</office:document-meta>
</file>